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5.191cm" svg:height="8.391cm" svg:x="0.201cm" svg:y="0.9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08:22.113652437</dc:date>
    <meta:editing-duration>PT4M12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8.392cm" xlink:href="." xlink:type="simple" chart:class="chart:scatter" chart:style-name="ch1">
        <chart:plot-area chart:style-name="ch2" chart:data-source-has-labels="both" svg:x="0.303cm" svg:y="0.167cm" svg:width="14.586cm" svg:height="8.058cm">
          <chartooo:coordinate-region svg:x="0.845cm" svg:y="0.366cm" svg:width="13.95cm" svg:height="7.6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41421356237309">
                <text:p>1.41421356237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4142135623731">
                <text:p>1.4142135623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